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q</mi>
        <mi mathvariant="italic">ij</mi>
      </msub>
      <mrow>
        <mspace width="0.5em"/>
        <mo stretchy="false">=</mo>
        <mspace width="0.5em"/>
      </mrow>
      <mfrac>
        <mn>1</mn>
        <mn>2</mn>
      </mfrac>
      <mrow>
        <mo stretchy="false">∫</mo>
        <msup>
          <mtext>d</mtext>
          <mn>3</mn>
        </msup>
      </mrow>
      <mi>r</mi>
      <mi>'</mi>
      <mi mathvariant="normal">ρ</mi>
      <mrow>
        <mo fence="true" stretchy="false">(</mo>
        <mrow>
          <mrow>
            <mstyle mathvariant="bold">
              <mi>r</mi>
            </mstyle>
            <mi>'</mi>
          </mrow>
        </mrow>
        <mo fence="true" stretchy="false">)</mo>
      </mrow>
      <msub>
        <mi>x</mi>
        <mi>i</mi>
      </msub>
      <mi>'</mi>
      <msub>
        <mi>x</mi>
        <mi>j</mi>
      </msub>
      <mi>'</mi>
    </mrow>
    <annotation encoding="StarMath 5.0">q_{ ij } `=` 1 over 2 int "d" ^3 r' %rho ( {bold r}' ) x_i' x_j'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0:20:25.518000000</meta:creation-date>
    <meta:generator>LibreOffice/4.2.4.2$Windows_x86 LibreOffice_project/63150712c6d317d27ce2db16eb94c2f3d7b699f8</meta:generator>
  </office:meta>
</office:document-meta>
</file>